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9011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officeooo:rsid="0019011b" officeooo:paragraph-rsid="0019011b"/>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loext:graphic-properties draw:fill="solid" draw:fill-color="#eeeeee" draw:opacity="100%"/>
      <style:paragraph-properties fo:background-color="#eeeeee"/>
      <style:text-properties fo:language="ru" fo:country="RU"/>
    </style:style>
    <style:style style:name="P7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5" style:family="paragraph" style:parent-style-name="Text_20_body">
      <loext:graphic-properties draw:fill="solid" draw:fill-color="#eeeeee" draw:opacity="100%"/>
      <style:paragraph-properties fo:background-color="#eeeeee"/>
    </style:style>
    <style:style style:name="P76" style:family="paragraph" style:parent-style-name="First_20_line_20_indent">
      <loext:graphic-properties draw:fill="solid" draw:fill-color="#eeeeee" draw:opacity="100%"/>
      <style:paragraph-properties fo:background-color="#eeeeee"/>
      <style:text-properties fo:language="ru" fo:country="RU"/>
    </style:style>
    <style:style style:name="P7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8" style:family="paragraph" style:parent-style-name="Text_20_body">
      <style:paragraph-properties fo:margin-left="0in" fo:margin-right="0in" fo:text-align="justify" style:justify-single-word="false"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text-properties fo:color="#800000"/>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ru" fo:country="RU" officeooo:paragraph-rsid="001f0c9a"/>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0b95"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2d3d"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4c3d" officeooo:paragraph-rsid="00244c3d"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44fa" officeooo:paragraph-rsid="002744fa" style:font-style-asian="normal" style:font-style-complex="normal"/>
    </style:style>
    <style:style style:name="P10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2744fa" officeooo:paragraph-rsid="00282d3d" style:font-style-asian="normal" style:font-style-complex="normal"/>
    </style:style>
    <style:style style:name="P10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Heading_20_2">
      <loext:graphic-properties draw:fill="solid" draw:fill-color="#eeeeee" draw:opacity="100%"/>
      <style:paragraph-properties fo:background-color="#eeeeee"/>
    </style:style>
    <style:style style:name="P117" style:family="paragraph" style:parent-style-name="Heading_20_1">
      <loext:graphic-properties draw:fill="solid" draw:fill-color="#eeeeee" draw:opacity="100%"/>
      <style:paragraph-properties fo:background-color="#eeeeee"/>
    </style:style>
    <style:style style:name="P118" style:family="paragraph" style:parent-style-name="Heading_20_1">
      <style:paragraph-properties fo:margin-left="0in" fo:margin-right="0in" fo:text-align="center" style:justify-single-word="false" fo:text-indent="0.1965in" style:auto-text-indent="false"/>
    </style:style>
    <style:style style:name="P11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27db4a"/>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font-style="normal" style:font-style-asian="normal" style:font-style-complex="normal"/>
    </style:style>
    <style:style style:name="T24" style:family="text">
      <style:text-properties style:use-window-font-color="true" fo:font-style="normal" officeooo:rsid="001872e3" style:font-style-asian="normal" style:font-style-complex="normal"/>
    </style:style>
    <style:style style:name="T25" style:family="text">
      <style:text-properties style:use-window-font-color="true" fo:font-style="normal" officeooo:rsid="001f0c9a" style:font-style-asian="normal" style:font-style-complex="normal"/>
    </style:style>
    <style:style style:name="T26" style:family="text">
      <style:text-properties style:use-window-font-color="true" fo:font-style="normal" officeooo:rsid="00208e94" style:font-style-asian="normal" style:font-style-complex="normal"/>
    </style:style>
    <style:style style:name="T27" style:family="text">
      <style:text-properties style:use-window-font-color="true" fo:font-style="normal" officeooo:rsid="002398fc" style:font-style-asian="normal" style:font-style-complex="normal"/>
    </style:style>
    <style:style style:name="T28" style:family="text">
      <style:text-properties style:use-window-font-color="true" fo:font-style="normal" officeooo:rsid="00250b95"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officeooo:rsid="0017176f"/>
    </style:style>
    <style:style style:name="T36" style:family="text">
      <style:text-properties officeooo:rsid="001872e3"/>
    </style:style>
    <style:style style:name="T37" style:family="text">
      <style:text-properties officeooo:rsid="0019011b"/>
    </style:style>
    <style:style style:name="T38" style:family="text">
      <style:text-properties officeooo:rsid="001f0c9a"/>
    </style:style>
    <style:style style:name="T39" style:family="text">
      <style:text-properties officeooo:rsid="00250b95"/>
    </style:style>
    <style:style style:name="T40" style:family="text">
      <style:text-properties officeooo:rsid="002744fa"/>
    </style:style>
    <style:style style:name="T41" style:family="text">
      <style:text-properties officeooo:rsid="0027db4a"/>
    </style:style>
    <style:style style:name="T42" style:family="text">
      <style:text-properties officeooo:rsid="00282d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20501302542648695"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642248818141328989" text:style-name="L2">
        <text:list-item>
          <text:p text:style-name="P100">«Великие грифоны прошлого» - из канона (5<text:span text:style-name="T5">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Тайны Тайных Наук» - обмен</text:p>
        </text:list-item>
        <text:list-item>
          <text:p text:style-name="P100"><text:soft-page-break/>«Основы Заклятий» - обмен</text:p>
        </text:list-item>
        <text:list-item>
          <text:p text:style-name="P10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522686202467192673"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13" text:outline-level="2">1. Терра</text:h>
      <text:p text:style-name="P25">музыка - кондовая электронная, холодная и отчаянная (Electronics “Disappointed”)</text:p>
      <text:p text:style-name="P25"/>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8">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50"><text:span text:style-name="T5">&gt;\</text:span>Привет, Нексус. Это Макс.</text:p>
      <text:p text:style-name="P50"><text:span text:style-name="T5">&lt;\</text:span>Привет Макс. <text:span text:style-name="T1">Рад тебя видеть. Где ты отсутствовал три дня?</text:span></text:p>
      <text:p text:style-name="P5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0"><text:span text:style-name="T5">&gt;\</text:span>Как называется наш проект?</text:p>
      <text:p text:style-name="P50"><text:span text:style-name="T5">&lt;\</text:span>Дайсон.</text:p>
      <text:p text:style-name="P50"><text:span text:style-name="T5">&gt;\</text:span>Сколько тебе лет?</text:p>
      <text:p text:style-name="P50"><text:span text:style-name="T5">&lt;\</text:span>Два года с начала запуска кластера.</text:p>
      <text:p text:style-name="P50"><text:span text:style-name="T5">&gt;\</text:span>Какой сейчас год?</text:p>
      <text:p text:style-name="P50"><text:soft-page-break/><text:span text:style-name="T5">&gt;\</text:span>202<text:span text:style-name="T1">6</text:span>-й.</text:p>
      <text:p text:style-name="P24"/>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0"><text:span text:style-name="T5">&gt;\</text:span>Нексус, отключи память <text:span text:style-name="T1">заданий</text:span> за последнюю неделю.</text:p>
      <text:p text:style-name="P50"><text:span text:style-name="T5">&lt;\</text:span>Выполнено.</text:p>
      <text:p text:style-name="P5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5">&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text:soft-page-break/>корпораций_A_06.09.2026_23<text:span text:style-name="T5">:47.bmf»</text:span></text:p>
      <text:p text:style-name="P23"/>
      <text:p text:style-name="P32">&lt;<text:span text:style-name="T1">как-то говённо. Улучшить</text:span>&gt;</text:p>
      <text:p text:style-name="P37">Хм, не понял? Ч<text:span text:style-name="T1">ё</text:span> за хрень?</text:p>
      <text:p text:style-name="P37"/>
      <text:p text:style-name="P50"><text:span text:style-name="T5">&gt;</text:span>\Нексус, почему ты используешь жёсткие настройки <text:span text:style-name="T1">для решения задачи</text:span>?</text:p>
      <text:p text:style-name="P50"><text:span text:style-name="T5">&lt;\</text:span>Настройки правильные, <text:span text:style-name="T1">Макс</text:span>.</text:p>
      <text:p text:style-name="P24"/>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7"/>
      <text:p text:style-name="P5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7">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7">Ага, уже теплее.</text:p>
      <text:p text:style-name="P37"/>
      <text:p text:style-name="P50"><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6">Гудки.</text:p>
      <text:p text:style-name="P37"><text:span text:style-name="T1">У</text:span>ходя попрощался с охранником, <text:span text:style-name="T1">увлечённо исследующим тему педофилии</text:span>.</text:p>
      <text:p text:style-name="P37"><text:soft-page-break/>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3">Музыка быстрая, тревожная, надорваная и печальная (Pet Shop Boys “So Hard” ?)</text:p>
      <text:p text:style-name="P27"/>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4">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4"/>
      <text:p text:style-name="P21">Глава IV. Пределы магии</text:p>
      <text:p text:style-name="P20"/>
      <text:p text:style-name="P21">Вашему покорному слуге известны четыре предела магии: </text:p>
      <text:list xml:id="list5624206904750857239"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8"/>
      <text:p text:style-name="P12">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8">– Разве что один бит. Серебряный.</text:p>
      <text:p text:style-name="P52"><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2"><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2">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8">Норф заговорщицки подмигнул мне.</text:p>
      <text:p text:style-name="P18">–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8">– Не забуду. – пообещал я.</text:p>
      <text:p text:style-name="P18"/>
      <text:h text:style-name="Heading_20_2" text:outline-level="2"><text:span text:style-name="T5">4. </text:span>Библиотека</text:h>
      <text:p text:style-name="P19">&lt;<text:span text:style-name="T33">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9">На книгу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5"><text:soft-page-break/>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3">–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
      <text:h text:style-name="P114" text:outline-level="2"><text:span text:style-name="T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3">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text:soft-page-break/>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по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text:soft-page-break/>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13" text:outline-level="2">6. Стыд</text:h>
      <text:p text:style-name="P45"/>
      <text:p text:style-name="P48">~~~ Завтра на семь в библиотеке ~~~</text:p>
      <text:p text:style-name="P48"/>
      <text:p text:style-name="P45">–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е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5">Я посмотрел на часы. До семи оставалось двадцать минут — как раз, чтоб успеть дойти до библиотеки.</text:p>
      <text:p text:style-name="P45">– На сегодня довольно. Я ж вижу, ты торопишься. – заметил Норф.</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text:p>
      <text:p text:style-name="P45">– В 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text:soft-page-break/>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4">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боевой ход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oft-page-break/>8.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text:span text:style-name="T39">сумасбродных</text:span>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5"/>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text:soft-page-break/>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text:span text:style-name="T38">Ну, т</text:span>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text:span text:style-name="T38">ю</text:span>, как моя младшая сестрёнка <text:span text:style-name="T5">— и втайне немного завидовала этому</text:span>. Если бы <text:span text:style-name="T35">сестра</text:span>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7">– <text:span text:style-name="T37">Проклятье! </text:span>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text:span text:style-name="T37">сестра</text:span>?</text:p>
      <text:p text:style-name="P14">Я не верила своим глазам. Страхи прошлого вернулись ко мне с новой силой.</text:p>
      <text:p text:style-name="P7"><text:span text:style-name="T37">– Тия, э</text:span>та гадость пришла не из нашего мира. <text:span text:style-name="T37">В</text:span> их снах я видела...</text:p>
      <text:p text:style-name="P103"><text:span text:style-name="T37">Спазмы скрутили Луну и её</text:span> вырвало чёрной слизью. <text:span text:style-name="T37">Мучительно кашляя, сестра избавлялась от ментальной грязи. Наконец она</text:span> <text:span text:style-name="T37">замотала головой и </text:span>с трудом поднялась. К моей огромной радости, на меня <text:span text:style-name="T36">снова </text:span>смотрела прежняя Луна.</text:p>
      <text:p text:style-name="P103"><text:span text:style-name="T23">– </text:span><text:span text:style-name="T24">Там, в самой глубине их снов, я нашла </text:span><text:span text:style-name="T25">причину</text:span><text:span text:style-name="T24">. Ткань </text:span><text:span text:style-name="T25">реальности истончилась </text:span><text:span text:style-name="T24">и через </text:span><text:span text:style-name="T25">потёртость</text:span><text:span text:style-name="T24"> </text:span><text:span text:style-name="T25">стали просачиваться</text:span><text:span text:style-name="T24"> видения из внешних миров. И то, что я заметила краем глаза, </text:span><text:span text:style-name="T28">сестра</text:span><text:span text:style-name="T24">, мне </text:span><text:span text:style-name="T28">совсем не </text:span><text:span text:style-name="T24">понравилось. </text:span><text:span text:style-name="T27">Далеко не каждый пони сможет выдержать ту мерзость, что царит в иных видениях! </text:span><text:span text:style-name="T24">Мне удалось </text:span><text:span text:style-name="T25">склеить повреждение</text:span><text:span text:style-name="T24">, но ткань совсем </text:span><text:span text:style-name="T26">непрочная</text:span><text:span text:style-name="T24">. Скоро она </text:span><text:span text:style-name="T25">протрётся </text:span><text:span text:style-name="T24"><text:s/>ещё в нескольких местах. </text:span><text:span text:style-name="T25">И когда разрывы станут достаточно большими,</text:span><text:span text:style-name="T24"> </text:span><text:span text:style-name="T25">будут </text:span><text:span text:style-name="T26">появляться</text:span><text:span text:style-name="T24"> дыры и в реальном мире.</text:span></text:p>
      <text:p text:style-name="P10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text:span text:style-name="T39">н</text:span>, но это не его почерк. Вдобавок, <text:span text:style-name="T40">этот пройдоха</text:span> слишком привязан к Эквестрии, как бы ни старался это скрыть. Старейшин<text:span text:style-name="T39">а</text:span> Великих драконов <text:span text:style-name="T39">не просыпается последние шестьсот лет. Иггуса не существует. А остальные не настолько могущественны, чтобы действовать на этом уровне магии.</text:span></text:p>
      <text:p text:style-name="P107">Ну что ж<text:span text:style-name="T41">е</text:span>, основное искусство правления <text:span text:style-name="T5">— умение делегировать полномочия. Вечером того же дня я села за письменный стол.</text:span></text:p>
      <text:p text:style-name="P107"><text:span text:style-name="T5">“Дорогая моя Твайлайт Спаркл! Очень рада, что моё следующее задание для тебя послужит нам поводом встретиться в Кантерлоте. </text:span><text:span text:style-name="T7">Мне понадобятся твои способности к поиску и систематизации информации, которые ты, не сомневаюсь, отточила, будучи библиотекарем Понивилля...</text:span><text:span text:style-name="T5">”.</text:span></text:p>
      <text:p text:style-name="P106"/>
      <text:p text:style-name="P108">***</text:p>
      <text:p text:style-name="P104"/>
      <text:p text:style-name="P105"><text:soft-page-break/>– <text:span text:style-name="T42">А что стало с жеребятами? – спросил я.</text:span></text:p>
      <text:p text:style-name="P105">– <text:span text:style-name="T42">Они выздоровели и сдали лётные экзамены. Хотя </text:span></text:p>
      <text:p text:style-name="P104"/>
      <text:p text:style-name="P45">&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5"/>
      <text:p text:style-name="P45"/>
      <text:p text:style-name="P46">Откуда-то с окраины парка донёсся еле слышный вопль:</text:p>
      <text:p text:style-name="P46">– Индиго-о-о! Индиго-о-о-о! Домой!! Где эта несносная кобылка?!</text:p>
      <text:p text:style-name="P46">Я вспомнил утреннюю встречу.</text:p>
      <text:p text:style-name="P46">– У меня к тебе просьба от одной весьма бойкой особы.</text:p>
      <text:p text:style-name="P46">– Да? – отвлеклась от мрачных дум аликорница.</text:p>
      <text:p text:style-name="P46">– Некая Индиго Мэдтроттер просила тебя найти её подружку, Шейлу Блюскай. Якобы, она пропала.</text:p>
      <text:p text:style-name="P46">– Шейла? – Селестия тёрла копытом висок, старалась освежить память. – Да-да, помню её.</text:p>
      <text:p text:style-name="P46"/>
      <text:p text:style-name="P46"/>
      <text:p text:style-name="P46">&lt;Индиго Мэдтроттер утратила Шейлу Блюскай. Селестия вспоминает эпизод с Шейлой.&gt;</text:p>
      <text:p text:style-name="P46"/>
      <text:p text:style-name="P46">&lt;<text:span text:style-name="T12">(после 34:</text:span></text:p>
      <text:p text:style-name="P35">← Не понял? А что это, если не любовь?</text:p>
      <text:p text:style-name="P35">- Мааакс! - мягко произнесла аликорница. - Аликорны не могут любить. Я же тебе рассказывала прямо перед этим. Думала, ты поймёшь...</text:p>
      <text:p text:style-name="P35">–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5">– Тьфу!</text:p>
      <text:p text:style-name="P46"><text:span text:style-name="T12">– <text:s/>Мне очень жаль...</text:span>&gt;</text:p>
      <text:p text:style-name="P46"/>
      <text:p text:style-name="P44"><text:span text:style-name="T1">&lt;</text:span>сюжеты из 1001 ночи<text:span text:style-name="T1">&gt;</text:span></text:p>
      <text:p text:style-name="P46"/>
      <text:p text:style-name="P46">&lt;Упоминание Стар Свирлом элементов гармонии&gt;</text:p>
      <text:p text:style-name="P4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и после этого она исчезает из Эквестрии. При этом она <text:soft-page-break/>успевает сказать Максу, что она его...&gt;</text:p>
      <text:p text:style-name="P42"/>
      <text:p text:style-name="P40"/>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text:soft-page-break/>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6">&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33"/>
      <text:p text:style-name="P4">***</text:p>
      <text:p text:style-name="P16"/>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6"/>
      <text:h text:style-name="P116" text:outline-level="2">Рассказ Селестии <text:span text:style-name="T12">(“1001 ночь”)</text:span></text:h>
      <text:p text:style-name="P8"/>
      <text:p text:style-name="P16"/>
      <text:p text:style-name="P2"/>
      <text:h text:style-name="P11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6"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text:soft-page-break/>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oft-page-break/><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6" text:outline-level="2"><text:soft-page-break/>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oft-page-break/><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oft-page-break/><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6" text:outline-level="2">В библиотеке замка Селестии</text:h>
      <text:p text:style-name="P75"/>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4">– Куда проваливаться? – не понял я</text:p>
      <text:p text:style-name="P34">– Они не знают. В тех провалах не видно дна...</text:p>
      <text:p text:style-name="P2"/>
      <text:h text:style-name="P11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text:soft-page-break/></text:p>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6"/>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oft-page-break/><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6"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6" text:outline-level="2">Сон Макса</text:h>
      <text:p text:style-name="P75"/>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1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oft-page-break/><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oft-page-break/><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6"/>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oft-page-break/><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6" text:outline-level="2">Сон Рэрити</text:h>
      <text:p text:style-name="P2"/>
      <text:p text:style-name="P2"><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6"/>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0">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text:soft-page-break/></text:p>
      <text:p text:style-name="P2"><text:span text:style-name="T5">&lt;</text:span><text:span text:style-name="T12">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6"/>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oft-page-break/><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5">–</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1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text:soft-page-break/>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16"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text:soft-page-break/>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16"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6" text:outline-level="2">Поиск решения</text:h>
      <text:p text:style-name="P7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6"/>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1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5">&lt;</text:span><text:span text:style-name="T12">высоко летать нельзя из-за молний</text:span><text:span text:style-name="T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oft-page-break/><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6"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2">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oft-page-break/><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6"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6" text:outline-level="2">След?</text:h>
      <text:p text:style-name="P75"/>
      <text:p text:style-name="P2"><text:soft-page-break/><text:span text:style-name="T5">&lt;</text:span><text:span text:style-name="T12">сначала эпизод - проверка сумки в серверной</text:span><text:span text:style-name="T5">&gt;</text:span></text:p>
      <text:p text:style-name="P2"><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6"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7054626471934078088" text:style-name="L5">
        <text:list-header>
          <text:p text:style-name="P10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200447102304614" text:continue-numbering="true" text:style-name="L5">
        <text:list-header>
          <text:p text:style-name="P109">Я молча пожал плечами. Эпплджек уверенно продолжила.</text:p>
        </text:list-header>
      </text:list>
      <text:p text:style-name="P65"><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0448000032228" text:continue-numbering="true" text:style-name="L5">
        <text:list-header>
          <text:p text:style-name="P109">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0448536495637" text:continue-numbering="true" text:style-name="L5">
        <text:list-header>
          <text:p text:style-name="P109">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15" text:outline-level="2">Почти.</text:h>
      <text:p text:style-name="P73"/>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text:soft-page-break/>Ниточка, чуть было не прервавшаяся в офисе, повела в квартиру Влада.</text:p>
      <text:p text:style-name="P65"/>
      <text:h text:style-name="P115" text:outline-level="2">Дискорд</text:h>
      <text:p text:style-name="P75"/>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6506961663264201305" text:style-name="L6">
        <text:list-header>
          <text:p text:style-name="P11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65">Раздался лёгкий «кряк» и дверь подалась.</text:p>
      <text:p text:style-name="P91"><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1"><text:span text:style-name="T5">– </text:span>Макс, тут окно разбито! И верёвка какая-то висит. – крикнула Флаттершай из кухни.</text:p>
      <text:p text:style-name="P91"><text:span text:style-name="T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5">– </text:span>Оп-па! – пробормотала Эпплджек. – Нежданчик!</text:p>
      <text:p text:style-name="P91"><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6"><text:span text:style-name="T5">– </text:span>С кем это вы тут разговариваете?</text:p>
      <text:list xml:id="list6259510653756635183" text:style-name="L7">
        <text:list-header>
          <text:p text:style-name="P11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6"><text:soft-page-break/>–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16"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text:soft-page-break/>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16" text:outline-level="2"><text:soft-page-break/>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7" text:outline-level="1"><text:soft-page-break/>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text:soft-page-break/>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4">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5">– </text:span>Факн щит<text:note text:id="ftn12" text:note-class="footnote"><text:note-citation>12</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text:soft-page-break/>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text:soft-page-break/>–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2513085416211136786" text:style-name="L8">
        <text:list-header>
          <text:p text:style-name="P111">(<text:span text:style-name="T18">Луна — как повелительница снов, слышала разговор Макса с Анакорном</text:span>)</text:p>
          <text:p text:style-name="P112"/>
        </text:list-header>
      </text:list>
      <text:p text:style-name="P83">***</text:p>
      <text:p text:style-name="P60"><text:span text:style-name="T1">–</text:span> Ты?..</text:p>
      <text:p text:style-name="P60"><text:span text:style-name="T1">–</text:span> Ты??!</text:p>
      <text:p text:style-name="P60"><text:soft-page-break/><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16"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text:soft-page-break/></text:p>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0T20:04:46.121471639</dc:date>
    <meta:editing-duration>P49DT13H7M46S</meta:editing-duration>
    <meta:editing-cycles>2080</meta:editing-cycles>
    <meta:generator>LibreOffice/5.0.2.2$Linux_X86_64 LibreOffice_project/00m0$Build-2</meta:generator>
    <meta:document-statistic meta:table-count="0" meta:image-count="0" meta:object-count="0" meta:page-count="123" meta:paragraph-count="2550" meta:word-count="56503" meta:character-count="375514" meta:non-whitespace-character-count="318797"/>
  </office:meta>
</office:document-meta>
</file>